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11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November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2052" calcext:value-type="float">
            <text:p><text:s/>472,052 </text:p>
          </table:table-cell>
          <table:table-cell table:style-name="ce28" office:value-type="float" office:value="2693" calcext:value-type="float">
            <text:p><text:s/>2,693 </text:p>
          </table:table-cell>
          <table:table-cell table:style-name="ce28" office:value-type="float" office:value="24072" calcext:value-type="float">
            <text:p><text:s/>24,072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417558" calcext:value-type="float">
            <text:p><text:s/>417,558 </text:p>
          </table:table-cell>
          <table:table-cell table:style-name="ce28" office:value-type="float" office:value="546" calcext:value-type="float">
            <text:p><text:s/>546 </text:p>
          </table:table-cell>
          <table:table-cell table:style-name="ce28" office:value-type="float" office:value="27352" calcext:value-type="float">
            <text:p><text:s/>27,352 </text:p>
          </table:table-cell>
          <table:table-cell table:style-name="ce28" office:value-type="float" office:value="771" calcext:value-type="float">
            <text:p><text:s/>771 </text:p>
          </table:table-cell>
          <table:table-cell table:style-name="ce28" office:value-type="float" office:value="4445" calcext:value-type="float">
            <text:p><text:s/>4,445 </text:p>
          </table:table-cell>
          <table:table-cell table:style-name="ce28" office:value-type="float" office:value="3070" calcext:value-type="float">
            <text:p><text:s/>3,070 </text:p>
          </table:table-cell>
          <table:table-cell table:style-name="ce28" office:value-type="float" office:value="1375" calcext:value-type="float">
            <text:p><text:s/>1,375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6274" calcext:value-type="float">
            <text:p><text:s/>306,274 </text:p>
          </table:table-cell>
          <table:table-cell table:style-name="ce28" office:value-type="float" office:value="1637" calcext:value-type="float">
            <text:p><text:s/>1,637 </text:p>
          </table:table-cell>
          <table:table-cell table:style-name="ce28" office:value-type="float" office:value="17396" calcext:value-type="float">
            <text:p><text:s/>17,396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265211" calcext:value-type="float">
            <text:p><text:s/>265,211 </text:p>
          </table:table-cell>
          <table:table-cell table:style-name="ce28" office:value-type="float" office:value="353" calcext:value-type="float">
            <text:p><text:s/>353 </text:p>
          </table:table-cell>
          <table:table-cell table:style-name="ce28" office:value-type="float" office:value="21473" calcext:value-type="float">
            <text:p><text:s/>21,473 </text:p>
          </table:table-cell>
          <table:table-cell table:style-name="ce28" office:value-type="float" office:value="467" calcext:value-type="float">
            <text:p><text:s/>467 </text:p>
          </table:table-cell>
          <table:table-cell table:style-name="ce28" office:value-type="float" office:value="3010" calcext:value-type="float">
            <text:p><text:s/>3,010 </text:p>
          </table:table-cell>
          <table:table-cell table:style-name="ce28" office:value-type="float" office:value="2194" calcext:value-type="float">
            <text:p><text:s/>2,194 </text:p>
          </table:table-cell>
          <table:table-cell table:style-name="ce28" office:value-type="float" office:value="816" calcext:value-type="float">
            <text:p><text:s/>816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2926" calcext:value-type="float">
            <text:p><text:s/>142,926 </text:p>
          </table:table-cell>
          <table:table-cell table:style-name="ce29" office:value-type="float" office:value="761" calcext:value-type="float">
            <text:p><text:s/>76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6344" calcext:value-type="float">
            <text:p><text:s/>126,344 </text:p>
          </table:table-cell>
          <table:table-cell table:style-name="ce29" office:value-type="float" office:value="331" calcext:value-type="float">
            <text:p><text:s/>331 </text:p>
          </table:table-cell>
          <table:table-cell table:style-name="ce29" office:value-type="float" office:value="15112" calcext:value-type="float">
            <text:p><text:s/>15,112 </text:p>
          </table:table-cell>
          <table:table-cell table:style-name="ce29" office:value-type="float" office:value="355" calcext:value-type="float">
            <text:p><text:s/>355 </text:p>
          </table:table-cell>
          <table:table-cell table:style-name="ce29" office:value-type="float" office:value="1545" calcext:value-type="float">
            <text:p><text:s/>1,545 </text:p>
          </table:table-cell>
          <table:table-cell table:style-name="ce29" office:value-type="float" office:value="1470" calcext:value-type="float">
            <text:p><text:s/>1,470 </text:p>
          </table:table-cell>
          <table:table-cell table:style-name="ce29" office:value-type="float" office:value="75" calcext:value-type="float">
            <text:p><text:s/>75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85" calcext:value-type="float">
            <text:p><text:s/>2,185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802" calcext:value-type="float">
            <text:p><text:s/>31,802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41" calcext:value-type="float">
            <text:p><text:s/>1,0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5" calcext:value-type="float">
            <text:p><text:s/>165 </text:p>
          </table:table-cell>
          <table:table-cell table:style-name="ce29" office:value-type="float" office:value="83" calcext:value-type="float">
            <text:p><text:s/>83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360" calcext:value-type="float">
            <text:p><text:s/>3,36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5" calcext:value-type="float">
            <text:p><text:s/>265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8" calcext:value-type="float">
            <text:p><text:s/>2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8" calcext:value-type="float">
            <text:p><text:s/>958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73" calcext:value-type="float">
            <text:p><text:s/>873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1" calcext:value-type="float">
            <text:p><text:s/>8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69" calcext:value-type="float">
            <text:p><text:s/>6,669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96" calcext:value-type="float">
            <text:p><text:s/>5,29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224" calcext:value-type="float">
            <text:p><text:s/>224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22" calcext:value-type="float">
            <text:p><text:s/>2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80" calcext:value-type="float">
            <text:p><text:s/>4,4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6" calcext:value-type="float">
            <text:p><text:s/>7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3" calcext:value-type="float">
            <text:p><text:s/>1,63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09" calcext:value-type="float">
            <text:p><text:s/>1,5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0" calcext:value-type="float">
            <text:p><text:s/>2,00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3" calcext:value-type="float">
            <text:p><text:s/>1,54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3" calcext:value-type="float">
            <text:p><text:s/>133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1" calcext:value-type="float">
            <text:p><text:s/>1,8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7" calcext:value-type="float">
            <text:p><text:s/>57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65" calcext:value-type="float">
            <text:p><text:s/>365 </text:p>
          </table:table-cell>
          <table:table-cell table:style-name="ce29" office:value-type="float" office:value="22" calcext:value-type="float">
            <text:p><text:s/>2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3" calcext:value-type="float">
            <text:p><text:s/>22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9" calcext:value-type="float">
            <text:p><text:s/>11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035" calcext:value-type="float">
            <text:p><text:s/>11,035 </text:p>
          </table:table-cell>
          <table:table-cell table:style-name="ce29" office:value-type="float" office:value="219" calcext:value-type="float">
            <text:p><text:s/>219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15" calcext:value-type="float">
            <text:p><text:s/>1,11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0" calcext:value-type="float">
            <text:p><text:s/>260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219" calcext:value-type="float">
            <text:p><text:s/>2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15" calcext:value-type="float">
            <text:p><text:s/>12,615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8" calcext:value-type="float">
            <text:p><text:s/>11,52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8" calcext:value-type="float">
            <text:p><text:s/>208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56" calcext:value-type="float">
            <text:p><text:s/>56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32" calcext:value-type="float">
            <text:p><text:s/>3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68" calcext:value-type="float">
            <text:p><text:s/>36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68" calcext:value-type="float">
            <text:p><text:s/>36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79" calcext:value-type="float">
            <text:p><text:s/>2,179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1" calcext:value-type="float">
            <text:p><text:s/>161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176" calcext:value-type="float">
            <text:p><text:s/>16,176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1" calcext:value-type="float">
            <text:p><text:s/>14,89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8" calcext:value-type="float">
            <text:p><text:s/>31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5" calcext:value-type="float">
            <text:p><text:s/>65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521" calcext:value-type="float">
            <text:p><text:s/>5,521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641" calcext:value-type="float">
            <text:p><text:s/>64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671" calcext:value-type="float">
            <text:p><text:s/>4,67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80" calcext:value-type="float">
            <text:p><text:s/>18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6756" calcext:value-type="float">
            <text:p><text:s/>26,756 </text:p>
          </table:table-cell>
          <table:table-cell table:style-name="ce29" office:value-type="float" office:value="307" calcext:value-type="float">
            <text:p><text:s/>307 </text:p>
          </table:table-cell>
          <table:table-cell table:style-name="ce29" office:value-type="float" office:value="2032" calcext:value-type="float">
            <text:p><text:s/>2,0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801" calcext:value-type="float">
            <text:p><text:s/>22,801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629" calcext:value-type="float">
            <text:p><text:s/>1,629 </text:p>
          </table:table-cell>
          <table:table-cell table:style-name="ce29" office:value-type="float" office:value="55" calcext:value-type="float">
            <text:p><text:s/>55 </text:p>
          </table:table-cell>
          <table:table-cell table:style-name="ce29" office:value-type="float" office:value="538" calcext:value-type="float">
            <text:p><text:s/>538 </text:p>
          </table:table-cell>
          <table:table-cell table:style-name="ce29" office:value-type="float" office:value="294" calcext:value-type="float">
            <text:p><text:s/>294 </text:p>
          </table:table-cell>
          <table:table-cell table:style-name="ce29" office:value-type="float" office:value="244" calcext:value-type="float">
            <text:p><text:s/>24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579" calcext:value-type="float">
            <text:p><text:s/>15,57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59" calcext:value-type="float">
            <text:p><text:s/>259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33" calcext:value-type="float">
            <text:p><text:s/>3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821" calcext:value-type="float">
            <text:p><text:s/>17,821 </text:p>
          </table:table-cell>
          <table:table-cell table:style-name="ce29" office:value-type="float" office:value="92" calcext:value-type="float">
            <text:p><text:s/>92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23" calcext:value-type="float">
            <text:p><text:s/>13,72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07" calcext:value-type="float">
            <text:p><text:s/>407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59" calcext:value-type="float">
            <text:p><text:s/>159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77" calcext:value-type="float">
            <text:p><text:s/>7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664" calcext:value-type="float">
            <text:p><text:s/>77,664 </text:p>
          </table:table-cell>
          <table:table-cell table:style-name="ce28" office:value-type="float" office:value="595" calcext:value-type="float">
            <text:p><text:s/>595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8908" calcext:value-type="float">
            <text:p><text:s/>68,908 </text:p>
          </table:table-cell>
          <table:table-cell table:style-name="ce28" office:value-type="float" office:value="183" calcext:value-type="float">
            <text:p><text:s/>183 </text:p>
          </table:table-cell>
          <table:table-cell table:style-name="ce28" office:value-type="float" office:value="1685" calcext:value-type="float">
            <text:p><text:s/>1,685 </text:p>
          </table:table-cell>
          <table:table-cell table:style-name="ce28" office:value-type="float" office:value="251" calcext:value-type="float">
            <text:p><text:s/>251 </text:p>
          </table:table-cell>
          <table:table-cell table:style-name="ce28" office:value-type="float" office:value="556" calcext:value-type="float">
            <text:p><text:s/>556 </text:p>
          </table:table-cell>
          <table:table-cell table:style-name="ce28" office:value-type="float" office:value="395" calcext:value-type="float">
            <text:p><text:s/>395 </text:p>
          </table:table-cell>
          <table:table-cell table:style-name="ce28" office:value-type="float" office:value="161" calcext:value-type="float">
            <text:p><text:s/>161 </text:p>
          </table:table-cell>
          <table:table-cell table:style-name="ce28" office:value-type="float" office:value="84" calcext:value-type="float">
            <text:p><text:s/>84 </text:p>
          </table:table-cell>
          <table:table-cell table:style-name="ce28" office:value-type="float" office:value="11" calcext:value-type="float">
            <text:p><text:s/>11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6485" calcext:value-type="float">
            <text:p><text:s/>86,485 </text:p>
          </table:table-cell>
          <table:table-cell table:style-name="ce28" office:value-type="float" office:value="461" calcext:value-type="float">
            <text:p><text:s/>46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45" calcext:value-type="float">
            <text:p><text:s/>81,94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4066" calcext:value-type="float">
            <text:p><text:s/>4,066 </text:p>
          </table:table-cell>
          <table:table-cell table:style-name="ce28" office:value-type="float" office:value="53" calcext:value-type="float">
            <text:p><text:s/>53 </text:p>
          </table:table-cell>
          <table:table-cell table:style-name="ce28" office:value-type="float" office:value="872" calcext:value-type="float">
            <text:p><text:s/>872 </text:p>
          </table:table-cell>
          <table:table-cell table:style-name="ce28" office:value-type="float" office:value="474" calcext:value-type="float">
            <text:p><text:s/>474 </text:p>
          </table:table-cell>
          <table:table-cell table:style-name="ce28" office:value-type="float" office:value="398" calcext:value-type="float">
            <text:p><text:s/>398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29" calcext:value-type="float">
            <text:p><text:s/>1,629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28" calcext:value-type="float">
            <text:p><text:s/>128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7" calcext:value-type="float">
            <text:p><text:s/>7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29" calcext:value-type="float">
            <text:p><text:s/>1,62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8" calcext:value-type="float">
            <text:p><text:s/>128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1-17T09:00:5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